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color="#0066cc" draw:fill-gradient-name="Blue_20_Gradient_20_2" draw:opacity="100%" draw:opacity-name="Transparency_20_2" draw:textarea-horizontal-align="center" draw:textarea-vertical-align="middle" draw:shadow-opacity="100%"/>
    </style:style>
    <style:style style:name="gr2" style:family="graphic" style:parent-style-name="objectwithoutfill">
      <style:graphic-properties draw:fill="solid" draw:fill-color="#ffffff" draw:textarea-horizontal-align="center" draw:textarea-vertical-align="middle"/>
    </style:style>
    <style:style style:name="gr3" style:family="graphic" style:parent-style-name="objectwithoutfill">
      <style:graphic-properties draw:fill="solid" draw:fill-color="#000000" draw:textarea-horizontal-align="center" draw:textarea-vertical-align="middle" draw:shadow="visible" draw:shadow-offset-x="0.3cm" draw:shadow-offset-y="0.3cm" draw:shadow-opacity="65%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30cm" svg:height="30.5cm" svg:x="-4.394cm" svg:y="-0.5cm">
          <text:p/>
        </draw:rect>
        <draw:line draw:style-name="gr2" draw:text-style-name="P1" draw:layer="layout" svg:x1="10.956cm" svg:y1="9.533cm" svg:x2="10.956cm" svg:y2="9.391cm">
          <text:p/>
        </draw:line>
        <draw:path draw:style-name="gr3" draw:text-style-name="P1" draw:layer="layout" svg:width="5.835cm" svg:height="18.015cm" svg:x="6.801cm" svg:y="5.295cm" svg:viewBox="0 0 5836 18016" svg:d="m346 15370c47-476 278-861 475-1295 207-456 290-849 475-1297 175-422 437-831 389-1295-45-434-119-861-130-1296-11-434-167-865-129-1296 38-438 66-874 172-1296 125-495-481-750 44-1296 315-328 77-937 431-1296 481-487-251-791-258-1296-7-452 485-1035 129-1296-697-510-538-1162-129-1252 824-183 164-1192 518-951 953 648 209-701 1123 0 341 261 1172-502 1296-43 165 613 210 1063 691 1296 994 482-240 525 0 1037 429 915-783-93-605 863 108 578-695 780-820 1297-107 440 125 861 562 1209 417 332 721 749 906 1296 155 455 92 878 0 1295-95 435 72 891-173 1297-247 410-274 881-561 1295-287 413 148 834 130 1297-17 433 72 864 129 1295 58 434 164 858 216 1296 51 436-149 925 86 1296 412 647-420 867-777 821-575-73-936 420-1296 734-808 706-153-436-130-691 71-784-1480-87-1122-864 374-814-402-596-692-475-413 172-849 291-1296 346l433-389 302-432h-389z">
          <text:p/>
        </draw:path>
        <draw:ellipse draw:style-name="gr4" draw:text-style-name="P1" draw:layer="layout" svg:width="0.3cm" svg:height="0.35cm" svg:x="9.796cm" svg:y="8.108cm">
          <text:p/>
        </draw:ellipse>
        <draw:line draw:style-name="gr2" draw:text-style-name="P1" draw:layer="layout" svg:x1="10.156cm" svg:y1="9.434cm" svg:x2="10.156cm" svg:y2="9.292cm">
          <text:p/>
        </draw:line>
        <draw:ellipse draw:style-name="gr4" draw:text-style-name="P1" draw:layer="layout" svg:width="0.3cm" svg:height="0.35cm" svg:x="8.996cm" svg:y="7.90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0%" draw:end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47cm" fo:margin-bottom="1.843cm" fo:margin-left="1.106cm" fo:margin-right="1.91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2M12S</meta:editing-duration>
    <meta:editing-cycles>25</meta:editing-cycles>
    <meta:generator>OpenOffice/4.0.1$Win32 OpenOffice.org_project/401m5$Build-9714</meta:generator>
    <dc:date>2015-07-05T17:52:07.04</dc:date>
    <dc:creator>Alexis Roche</dc:creator>
    <meta:document-statistic meta:object-count="6"/>
  </office:meta>
</office:document-meta>
</file>